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D8248FA211360C95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3.0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4.35cm" fo:min-width="4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BrightBlue-subtitle">
      <style:graphic-properties draw:fill-color="#ffffff" fo:min-height="9.134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subtitle" style:list-style-name="L2">
      <style:graphic-properties draw:fill-color="#ffffff" fo:min-height="9.134cm"/>
    </style:style>
    <style:style style:name="pr5" style:family="presentation" style:parent-style-name="BrightBlue-subtitle" style:list-style-name="L2">
      <style:graphic-properties draw:fill-color="#ffffff" fo:min-height="9.134cm"/>
    </style:style>
    <style:style style:name="pr6" style:family="presentation" style:parent-style-name="BrightBlue-subtitle" style:list-style-name="L2">
      <style:graphic-properties draw:fill-color="#ffffff" fo:min-height="10.385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style:font-size-asian="16pt" style:font-size-complex="16pt"/>
    </style:style>
    <style:style style:name="T2" style:family="text">
      <style:text-properties style:text-position="super 58%" fo:font-size="22pt" style:font-size-asian="16pt" style:font-size-complex="16pt"/>
    </style:style>
    <style:style style:name="T3" style:family="text">
      <style:text-properties fo:font-size="15pt" style:font-size-asian="12pt" style:font-size-complex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/>
    </style:style>
    <style:style style:name="T15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>
          <draw:text-box>
            <text:p>Process Queue</text:p>
            <text:p><text:span text:style-name="T1">Presented in AAI weekly Meeting</text:span></text:p>
            <text:p><text:span text:style-name="T1">19</text:span><text:span text:style-name="T2">th</text:span><text:span text:style-name="T1"> June 2020</text:span></text:p>
            <text:p><text:span text:style-name="T1"/></text:p>
            <text:p><text:span text:style-name="T3">Discusses Cron vs Daemon Selec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ackground</text:p>
          </draw:text-box>
        </draw:frame>
        <draw:frame presentation:style-name="pr4" draw:text-style-name="P3" draw:layer="layout" svg:width="25.2cm" svg:height="9.134cm" svg:x="1.4cm" svg:y="3.8cm" presentation:class="subtitle" presentation:user-transformed="true">
          <draw:text-box>
            <text:list text:style-name="L2">
              <text:list-item>
                <text:p text:style-name="P2"><text:span text:style-name="T4"><text:s/></text:span><text:span text:style-name="T4">Groups Used for permissions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Process inherits its groups from its parent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(We end up with </text:span><text:span text:style-name="T5">supplimentary group ids </text:span><text:span text:style-name="T6">that are passed around, this is where the problem i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ackground</text:p>
          </draw:text-box>
        </draw:frame>
        <draw:frame presentation:style-name="pr5" draw:text-style-name="P3" draw:layer="layout" svg:width="25.2cm" svg:height="9.134cm" svg:x="1.4cm" svg:y="3.8cm" presentation:class="subtitle" presentation:user-transformed="true">
          <draw:text-box>
            <text:list text:style-name="L2">
              <text:list-item>
                <text:p text:style-name="P2"><text:span text:style-name="T4"><text:s/></text:span><text:span text:style-name="T4">How these get created:</text:span></text:p>
              </text:list-item>
            </text:list>
            <text:list text:style-name="L3">
              <text:list-header>
                <text:p text:style-name="P2"><text:span text:style-name="T4"/></text:p>
              </text:list-header>
              <text:list-item>
                <text:p text:style-name="P2"><text:span text:style-name="T7"><text:s/></text:span><text:span text:style-name="T7">SysV init or SystemD calls </text:span><text:span text:style-name="T8">/bin/login </text:span><text:span text:style-name="T7">as root</text:span></text:p>
              </text:list-item>
              <text:list-item>
                <text:p text:style-name="P2"><text:span text:style-name="T7"><text:s/></text:span><text:span text:style-name="T7">Root calls </text:span><text:span text:style-name="T8">initGroups()</text:span><text:span text:style-name="T9"> then </text:span><text:span text:style-name="T8">setgid(), setuid() </text:span><text:span text:style-name="T9">to drop from all to user specific</text:span></text:p>
              </text:list-item>
              <text:list-item>
                <text:p text:style-name="P2"><text:span text:style-name="T9"><text:s/></text:span><text:span text:style-name="T9">So why don’t we just call initGroups()…</text:span><text:span text:style-name="T8">.</text:span></text:p>
              </text:list-item>
            </text:list>
            <text:list text:style-name="L4">
              <text:list-header>
                <text:p text:style-name="P2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ackground</text:p>
          </draw:text-box>
        </draw:frame>
        <draw:frame presentation:style-name="pr6" draw:text-style-name="P3" draw:layer="layout" svg:width="25.2cm" svg:height="10.385cm" svg:x="1.4cm" svg:y="3.928cm" presentation:class="subtitle" presentation:user-transformed="true">
          <draw:text-box>
            <text:list text:style-name="L3">
              <text:list-header>
                <text:p text:style-name="P4"><text:span text:style-name="T10">Why not call </text:span><text:span text:style-name="T11">initgroups() </text:span><text:span text:style-name="T10">or manually add the new groups?</text:span></text:p>
                <text:p text:style-name="P4"><text:span text:style-name="T10"/></text:p>
              </text:list-header>
              <text:list-item>
                <text:p text:style-name="P4"><text:span text:style-name="T11"><text:s/></text:span><text:span text:style-name="T10">Setcap for adding won’t work for two reasons</text:span></text:p>
                <text:list>
                  <text:list-header>
                    <text:p text:style-name="P2"><text:span text:style-name="T10">- Python interpreter would then run every script with the capability</text:span></text:p>
                    <text:p text:style-name="P2"><text:span text:style-name="T4">- Need to be real root, everyone else is </text:span><text:span text:style-name="T11">no-op</text:span><text:span text:style-name="T10"> (including effective UID) or can only remove</text:span></text:p>
                    <text:p text:style-name="P2"><text:span text:style-name="T10"/></text:p>
                  </text:list-header>
                </text:list>
              </text:list-item>
              <text:list-item>
                <text:p text:style-name="P2"><text:span text:style-name="T10"><text:s/></text:span><text:span text:style-name="T10">Linux designed to gradually reduce permissions down so we need to start with everything in a Daemon (!)</text:span></text:p>
              </text:list-item>
            </text:list>
            <text:list text:style-name="L4">
              <text:list-header>
                <text:p text:style-name="P2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ron</text:p>
          </draw:text-box>
        </draw:frame>
        <draw:frame presentation:style-name="pr7" draw:layer="layout" svg:width="25.2cm" svg:height="5.6cm" svg:x="1.4cm" svg:y="5.4cm" presentation:class="outline" presentation:user-transformed="true">
          <draw:text-box>
            <text:list text:style-name="L5">
              <text:list-item>
                <text:p>Cron span up by Systemd</text:p>
              </text:list-item>
              <text:list-item>
                <text:p>This “works-around” the issue as we start at root and kernel has to reduce our permissions down</text:p>
              </text:list-item>
              <text:list-item>
                <text:p>This means <text:span text:style-name="T12">initgroups()</text:span><text:span text:style-name="T13"> called implicitl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ron</text:p>
          </draw:text-box>
        </draw:frame>
        <draw:frame presentation:style-name="pr7" draw:layer="layout" svg:width="25.2cm" svg:height="5.6cm" svg:x="1.4cm" svg:y="5.4cm" presentation:class="outline" presentation:user-transformed="true">
          <draw:text-box>
            <text:list text:style-name="L5">
              <text:list-item>
                <text:p><text:span text:style-name="T13">So were forced to use Cron:</text:span></text:p>
                <text:list>
                  <text:list-item>
                    <text:p><text:span text:style-name="T13">To avoid running our Daemon with full root perms 24/7</text:span></text:p>
                  </text:list-item>
                  <text:list-item>
                    <text:p><text:span text:style-name="T13">To avoid having to write init group handling code</text:span></text:p>
                  </text:list-item>
                  <text:list-item>
                    <text:p><text:span text:style-name="T13">And to avoid having to manage child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Cron</text:p>
          </draw:text-box>
        </draw:frame>
        <draw:custom-shape draw:style-name="gr2" draw:text-style-name="P5" draw:layer="layout" svg:width="4.4cm" svg:height="2.2cm" svg:x="2.6cm" svg:y="5.2cm">
          <text:p text:style-name="P5">LDA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4cm" svg:height="2.2cm" svg:x="2.6cm" svg:y="8.8cm">
          <text:p text:style-name="P5">Cro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6cm" svg:height="1.4cm" svg:x="10.8cm" svg:y="5.4cm">
          <text:p text:style-name="P5"><text:span text:style-name="T14">/etc/grou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cm" svg:height="2cm" svg:x="10.2cm" svg:y="8.8cm">
          <text:p text:style-name="P5">Queue 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cm" svg:y1="6.2cm" svg:x2="10.8cm" svg:y2="6.2cm">
          <text:p text:style-name="P6">Updates</text:p>
        </draw:line>
        <draw:line draw:style-name="gr5" draw:text-style-name="P7" draw:layer="layout" svg:x1="7cm" svg:y1="9.8cm" svg:x2="10.2cm" svg:y2="9.8cm">
          <text:p text:style-name="P5">Runs</text:p>
        </draw:line>
        <draw:line draw:style-name="gr6" draw:text-style-name="P7" draw:layer="layout" svg:x1="14.4cm" svg:y1="6cm" svg:x2="21.2cm" svg:y2="8cm">
          <text:p/>
        </draw:line>
        <draw:custom-shape draw:style-name="gr7" draw:text-style-name="P5" draw:layer="layout" svg:width="4.4cm" svg:height="2cm" svg:x="2.6cm" svg:y="11.8cm">
          <text:p text:style-name="P5">Queue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2.8cm" svg:y1="10.8cm" svg:x2="7cm" svg:y2="12.4cm">
          <text:p/>
        </draw:line>
        <draw:line draw:style-name="gr8" draw:text-style-name="P7" draw:layer="layout" svg:x1="7cm" svg:y1="13cm" svg:x2="13.6cm" svg:y2="10.8cm">
          <text:p/>
        </draw:line>
        <draw:line draw:style-name="gr8" draw:text-style-name="P7" draw:layer="layout" svg:x1="15.2cm" svg:y1="9.8cm" svg:x2="21.2cm" svg:y2="8cm">
          <text:p/>
        </draw:line>
        <draw:custom-shape draw:style-name="gr9" draw:text-style-name="P5" draw:layer="layout" svg:width="5cm" svg:height="4.6cm" svg:x="21.2cm" svg:y="6cm">
          <text:p text:style-name="P5">Storage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cm" svg:height="1cm" svg:x="16cm" svg:y="6cm">
          <draw:text-box>
            <text:p><text:span text:style-name="T15">(Permissions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An Alternative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5">
              <text:list-item>
                <text:p>Any and all anternatives considered?</text:p>
                <text:p/>
                <text:p>E.g.</text:p>
              </text:list-item>
              <text:list-item>
                <text:p>Should we do something different with cron?</text:p>
              </text:list-item>
              <text:list-item>
                <text:p>Can we run the Daemon in a safe wa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4:37:21.622301614</meta:creation-date>
    <meta:editing-duration>PT1H4M38S</meta:editing-duration>
    <meta:editing-cycles>10</meta:editing-cycles>
    <meta:generator>LibreOffice/6.0.7.3$Linux_X86_64 LibreOffice_project/00m0$Build-3</meta:generator>
    <dc:title>Bright Blue</dc:title>
    <dc:date>2020-06-19T14:00:48.852673649</dc:date>
    <meta:document-statistic meta:object-count="65"/>
  </office:meta>
</office:document-meta>
</file>